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000"/>
    <style:style style:name="ce2" style:family="table-cell" style:parent-style-name="Default" style:data-style-name="N1006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gift-wrapping</text:p>
          </table:table-cell>
          <table:covered-table-cell table:number-columns-repeated="2" table:style-name="ce6"/>
          <table:table-cell table:style-name="ce6"/>
          <table:table-cell table:style-name="ce3" office:value-type="string" calcext:value-type="string" table:number-columns-spanned="3" table:number-rows-spanned="1">
            <text:p>quickhull</text:p>
          </table:table-cell>
          <table:covered-table-cell table:number-columns-repeated="2" table:style-name="ce6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</text:p>
          </table:table-cell>
          <table:table-cell table:style-name="ce7"/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00486322597" calcext:value-type="float">
            <text:p>0.0004863226</text:p>
          </table:table-cell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001362195994" calcext:value-type="float">
            <text:p>0.0001362196</text:p>
          </table:table-cell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01475478155" calcext:value-type="float">
            <text:p>0.0014754782</text:p>
          </table:table-cell>
          <table:table-cell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00363573330166667" calcext:value-type="float">
            <text:p>0.0003635733</text:p>
          </table:table-cell>
          <table:table-cell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0701089583833333" calcext:value-type="float">
            <text:p>0.0070108958</text:p>
          </table:table-cell>
          <table:table-cell office:value-type="float" office:value="2178" calcext:value-type="float">
            <text:p>217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001539883825" calcext:value-type="float">
            <text:p>0.0015398838</text:p>
          </table:table-cell>
          <table:table-cell office:value-type="float" office:value="2178" calcext:value-type="float">
            <text:p>217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5" table:formula="of:=[.B3]/[.F3]" office:value-type="float" office:value="3.57013674347951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5" table:formula="of:=[.B4]/[.F4]" office:value-type="float" office:value="4.05826839477918" calcext:value-type="float">
            <text:p>4.06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5" table:formula="of:=[.B5]/[.F5]" office:value-type="float" office:value="4.55287322622103" calcext:value-type="float">
            <text:p>4.55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7-05T10:35:52.197645453</meta:creation-date>
    <dc:date>2018-07-05T10:51:45.589978449</dc:date>
    <dc:creator>Bastien Andrieu</dc:creator>
    <meta:editing-duration>PT13S</meta:editing-duration>
    <meta:editing-cycles>1</meta:editing-cycles>
    <meta:document-statistic meta:table-count="1" meta:cell-count="29" meta:object-count="0"/>
    <meta:generator>LibreOffice/5.0.6.2$Linux_X86_64 LibreOffice_project/00$Build-2</meta:generator>
  </office:meta>
</office:document-meta>
</file>